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ec8f" officeooo:paragraph-rsid="0008ec8f"/>
    </style:style>
    <style:style style:name="P2" style:family="paragraph" style:parent-style-name="Standard">
      <style:text-properties officeooo:paragraph-rsid="0008ec8f"/>
    </style:style>
    <style:style style:name="P3" style:family="paragraph" style:parent-style-name="Standard">
      <style:text-properties officeooo:rsid="000a475d" officeooo:paragraph-rsid="000a475d"/>
    </style:style>
    <style:style style:name="P4" style:family="paragraph" style:parent-style-name="Standard">
      <style:text-properties officeooo:rsid="000a475d" officeooo:paragraph-rsid="000aafd5"/>
    </style:style>
    <style:style style:name="T1" style:family="text">
      <style:text-properties officeooo:rsid="0008ec8f"/>
    </style:style>
    <style:style style:name="T2" style:family="text">
      <style:text-properties officeooo:rsid="000a475d"/>
    </style:style>
    <style:style style:name="T3" style:family="text">
      <style:text-properties officeooo:rsid="000aafd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ghter invoque summon</text:p>
      <text:p text:style-name="P1"/>
      <text:p text:style-name="P1">summon : attributs : summoner = fighter</text:p>
      <text:p text:style-name="P1"><text:tab/>mort fighter → mort summon</text:p>
      <text:p text:style-name="P1"/>
      <text:p text:style-name="P1">prendre en compte les effets (malus / bonus)</text:p>
      <text:p text:style-name="P1"/>
      <text:p text:style-name="P1">esprits = effects definitifs</text:p>
      <text:p text:style-name="P1"/>
      <text:p text:style-name="P1">creatureState = copie d’une creature créer au debut du combat qui ignore les modif faires a creature durant le combat</text:p>
      <text:p text:style-name="P1"/>
      <text:p text:style-name="P1">spiritFighter = pareil qu’au dessus</text:p>
      <text:p text:style-name="P1"/>
      <text:p text:style-name="P1">fighter prend creatureState et spiritFighter en attributs et sert de fighter controller en gerant le combattant et les invocation =&gt; player creature spirit et playercontroller =&gt; independants de fight</text:p>
      <text:p text:style-name="P1"/>
      <text:p text:style-name="P1"/>
      <text:p text:style-name="P1">GLOBAL :</text:p>
      <text:p text:style-name="P1">new GameController : gere la partie en generale et les changements de scene</text:p>
      <text:p text:style-name="P1"/>
      <text:p text:style-name="P1"/>
      <text:p text:style-name="P1">DATA :</text:p>
      <text:p text:style-name="P1">Dataclasses/</text:p>
      <text:p text:style-name="P1">PlayerClasses/</text:p>
      <text:p text:style-name="P1">PlayerClasses/util/</text:p>
      <text:p text:style-name="P1">GroundClasses/</text:p>
      <text:p text:style-name="P1">GroundClasses/Util/</text:p>
      <text:p text:style-name="P1"/>
      <text:p text:style-name="P1">FIGHT :</text:p>
      <text:p text:style-name="P1">GuiClasses/</text:p>
      <text:p text:style-name="P1">ControllerClasses/</text:p>
      <text:p text:style-name="P1">FighterClasses/ : contient Fighter une interface avec les bases d’un fighter</text:p>
      <text:p text:style-name="P1"><text:tab/><text:tab/><text:tab/>: 4 unity event pour les differentes activations des effets (pas creation ni <text:tab/><text:tab/><text:tab/><text:tab/>destruction ni trigger)</text:p>
      <text:p text:style-name="P1"><text:tab/><text:tab/>PlayerFighter gere un personnage et ses invocation + figter de joueur</text:p>
      <text:p text:style-name="P1"><text:tab/><text:tab/>creatureState copie d’une creature</text:p>
      <text:p text:style-name="P1"><text:tab/><text:tab/>creatureFighter <text:s/>fighter d’un creatureState</text:p>
      <text:p text:style-name="P1"><text:tab/><text:tab/>SipitState copie d’un esprit</text:p>
      <text:p text:style-name="P1">EffectClasses/ : contient Effect une interface avec les bases d’un effet</text:p>
      <text:p text:style-name="P1"><text:tab/><text:tab/><text:tab/>: 3 methodes : </text:p>
      <text:p text:style-name="P1"><text:tab/><text:tab/><text:tab/><text:tab/>stocke les modifications dans les attributs</text:p>
      <text:p text:style-name="P1"><text:tab/><text:tab/><text:tab/><text:tab/>void creation():effectue les effets a la creation de l’effet</text:p>
      <text:p text:style-name="P1"><text:tab/><text:tab/><text:tab/><text:tab/><text:tab/>ajoute les eventlistener</text:p>
      <text:p text:style-name="P1"><text:tab/><text:tab/><text:tab/><text:tab/>void destruction() : annule tous les changements effectues</text:p>
      <text:p text:style-name="P1"><text:tab/><text:tab/><text:tab/><text:tab/><text:tab/>detruit les eventlistener</text:p>
      <text:p text:style-name="P1"><text:tab/><text:tab/><text:tab/><text:tab/>bool startTurnTarget() : effets au debut du tour de la cible de l’effet</text:p>
      <text:p text:style-name="P1"><text:tab/><text:tab/><text:tab/><text:tab/>bool endTurnTarget() : effets a la fin du tour de la cible de l’effet</text:p>
      <text:p text:style-name="P1"><text:tab/><text:tab/><text:tab/><text:tab/>bool startTurnCreator() : effets au debut du tour du createur de l’effet</text:p>
      <text:p text:style-name="P1"><text:tab/><text:tab/><text:tab/><text:tab/>bool endTurnCreator() : effets a la fin du tour du createur de l’effet</text:p>
      <text:p text:style-name="P1"><text:tab/><text:tab/><text:tab/><text:tab/>les 4 precedents renvoie true si c’est la fin de l’effet</text:p>
      <text:p text:style-name="P1"><text:tab/><text:tab/><text:tab/><text:tab/>bool effectTrigger():renvoie true si l’evenement requis c’est produit</text:p>
      <text:p text:style-name="P1"><text:soft-page-break/><text:tab/><text:tab/><text:tab/><text:tab/>essayer de faire un eventlistener</text:p>
      <text:p text:style-name="P1"><text:tab/><text:tab/><text:tab/><text:tab/>bool eventTriggered() les effet quand l’evenement est declanche</text:p>
      <text:p text:style-name="P1"/>
      <text:p text:style-name="P1">FIGHTCONSTRUCTOR 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System d’XP :</text:p>
      <text:p text:style-name="P3"/>
      <text:p text:style-name="P3">SS : 90-100 %</text:p>
      <text:p text:style-name="P3">S : 80-90 %</text:p>
      <text:p text:style-name="P3">A : 70-80 %</text:p>
      <text:p text:style-name="P3">B : 60-70 %</text:p>
      <text:p text:style-name="P3">C : 50-60 %</text:p>
      <text:p text:style-name="P3">D : 40-50 %</text:p>
      <text:p text:style-name="P3">E : 30-40 %</text:p>
      <text:p text:style-name="P3">F : 20-30 %</text:p>
      <text:p text:style-name="P3">G:10-20 %</text:p>
      <text:p text:style-name="P3">H : 0-10%</text:p>
      <text:p text:style-name="P1"/>
      <text:p text:style-name="P1">c<text:span text:style-name="T2">haque palier d’experiance → augmenter une statistique</text:span></text:p>
      <text:p text:style-name="P3">lorsque 2 stats &gt; S → monter de niveau</text:p>
      <text:p text:style-name="P3">monter de niveau → archivage des statistique pour le niveau selon le rang (H→ 10 %, SS→ 100%, etc)</text:p>
      <text:p text:style-name="P4">stats elementaire gagne stats 150 % plus <text:span text:style-name="T3">de stats <text:tab/>(nv 1 → 100 %(50) | 100%elem(75))</text:span></text:p>
      <text:p text:style-name="P4"><text:span text:style-name="T3"><text:tab/><text:tab/><text:tab/><text:tab/><text:tab/><text:tab/><text:tab/>(nv 2 → 100%(100) | 100%elem(150))</text:span></text:p>
      <text:p text:style-name="P3"/>
      <text:p text:style-name="P3">ex :</text:p>
      <text:p text:style-name="P3"><text:tab/>pv : A(73)</text:p>
      <text:p text:style-name="P3"><text:tab/>attaque : S(88)</text:p>
      <text:p text:style-name="P3"><text:tab/>defense : B(65)</text:p>
      <text:p text:style-name="P3"><text:tab/>attaque feu : SS(97)</text:p>
      <text:p text:style-name="P3"><text:tab/>defense feu : C(52)</text:p>
      <text:p text:style-name="P3">monter de niveau :</text:p>
      <text:p text:style-name="P3"><text:tab/>pv : A(80) | H(0)</text:p>
      <text:p text:style-name="P1"><text:tab/><text:span text:style-name="T2">attaque : S(90) | H(0)</text:span></text:p>
      <text:p text:style-name="P1"><text:tab/><text:span text:style-name="T2">defense : B(70) | H(0)</text:span></text:p>
      <text:p text:style-name="P1"><text:tab/><text:span text:style-name="T2">attaque feu : SS(100) | H(0)</text:span></text:p>
      <text:p text:style-name="P1"><text:tab/><text:span text:style-name="T2">defense feu : C(60) | H(0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layerController contient :</text:p>
      <text:p text:style-name="P1"><text:tab/>joueur</text:p>
      <text:p text:style-name="P1"><text:tab/>liste des creatures</text:p>
      <text:p text:style-name="P1"><text:tab/>liste des esprits</text:p>
      <text:p text:style-name="P1"><text:tab/></text:p>
      <text:p text:style-name="P2"><text:span text:style-name="T1"><text:tab/>toFighter() qui renvoie un fighter avec les images des creatures et esprits</text:span></text:p>
      <text:p text:style-name="P2"><text:span text:style-name="T1"><text:tab/>gets() pour les attributs (pas de get pour les listes mais des get pour les elements dans les <text:tab/><text:tab/>listes)</text:span></text:p>
      <text:p text:style-name="P2"><text:soft-page-break/><text:tab/></text:p>
      <text:p text:style-name="P1">Stats :</text:p>
      <text:p text:style-name="P1"><text:tab/>toFightStats() : revoie un objet fightstats avec ces statistiques</text:p>
      <text:p text:style-name="P1"/>
      <text:p text:style-name="P1">FightStats :</text:p>
      <text:p text:style-name="P1"><text:tab/>Stats temporaire affectes par les modifiers de comba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8:52:17.608000000</meta:creation-date>
    <dc:date>2023-03-31T12:46:55.424000000</dc:date>
    <meta:editing-duration>P1DT17H54M37S</meta:editing-duration>
    <meta:editing-cycles>3</meta:editing-cycles>
    <meta:generator>LibreOffice/7.4.3.2$Windows_X86_64 LibreOffice_project/1048a8393ae2eeec98dff31b5c133c5f1d08b890</meta:generator>
    <meta:document-statistic meta:table-count="0" meta:image-count="0" meta:object-count="0" meta:page-count="4" meta:paragraph-count="81" meta:word-count="496" meta:character-count="3010" meta:non-whitespace-character-count="2489"/>
  </office:meta>
</office:document-meta>
</file>